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4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5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3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5" style:family="table-cell" style:parent-style-name="Default" style:data-style-name="N175">
      <style:text-properties style:font-name="Verdana" fo:font-size="7pt" style:font-size-asian="7pt" style:font-size-complex="7pt"/>
    </style:style>
    <style:style style:name="ce86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0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3" style:family="table-cell" style:parent-style-name="Default" style:data-style-name="N136">
      <style:text-properties style:font-name="Verdana" fo:font-size="7pt" style:font-size-asian="7pt" style:font-size-complex="7pt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9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7" style:family="table-cell" style:parent-style-name="Default" style:data-style-name="N140">
      <style:text-properties style:font-name="Verdana" fo:font-size="7pt" style:font-size-asian="7pt" style:font-size-complex="7pt"/>
    </style:style>
    <style:style style:name="ce148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5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54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4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5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7"/>
        <table:table-column table:style-name="co7" table:default-cell-style-name="ce86"/>
        <table:table-column table:style-name="co8" table:default-cell-style-name="ce109"/>
        <table:table-column table:style-name="co9" table:default-cell-style-name="ce126"/>
        <table:table-column table:style-name="co10" table:default-cell-style-name="ce148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8"/>
          <table:table-cell table:style-name="ce8" office:value-type="string" calcext:value-type="string">
            <text:p>42 Milky Way</text:p>
          </table:table-cell>
          <table:table-cell table:style-name="ce8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8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8"/>
          <table:table-cell table:style-name="ce8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0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8" table:formula="of:=[.O7]" office:value-type="string" office:string-value="Globex Corp." calcext:value-type="string">
            <text:p>Globex Corp.</text:p>
          </table:table-cell>
          <table:table-cell table:style-name="ce8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0"/>
          <table:table-cell table:style-name="ce129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8"/>
          <table:table-cell table:style-name="ce239" office:value-type="string" calcext:value-type="string">
            <text:p>Globex Corp.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8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0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8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8"/>
          <table:table-cell table:style-name="ce8" office:value-type="string" calcext:value-type="string">
            <text:p>Springfield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8"/>
          <table:table-cell table:style-name="ce8" office:value-type="string" calcext:value-type="string">
            <text:p>EUR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8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8"/>
          <table:table-cell table:style-name="ce24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8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8"/>
          <table:table-cell table:style-name="ce110" table:content-validation-name="val1" office:value-type="string" calcext:value-type="string">
            <text:p>S20</text:p>
          </table:table-cell>
          <table:table-cell table:style-name="ce8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8" table:number-columns-repeated="2"/>
          <table:table-cell/>
          <table:table-cell table:style-name="ce15"/>
          <table:table-cell table:style-name="ce73"/>
          <table:table-cell table:style-name="ce90"/>
          <table:table-cell/>
          <table:table-cell table:style-name="ce129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8"/>
          <table:covered-table-cell/>
          <table:covered-table-cell table:style-name="ce8"/>
          <table:covered-table-cell table:style-name="ce73"/>
          <table:covered-table-cell table:style-name="ce90"/>
          <table:covered-table-cell/>
          <table:covered-table-cell table:style-name="ce129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8" table:number-columns-repeated="3"/>
          <table:table-cell table:style-name="ce111"/>
          <table:table-cell table:style-name="ce8"/>
          <table:table-cell table:style-name="ce73"/>
          <table:table-cell table:style-name="ce90"/>
          <table:table-cell/>
          <table:table-cell table:style-name="ce129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18" office:value-type="string" calcext:value-type="string">
            <text:p>Unit</text:p>
          </table:table-cell>
          <table:table-cell table:style-name="ce10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8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Design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Printer paper 500 sheets</text:p>
          </table:table-cell>
          <table:covered-table-cell table:style-name="ce33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Hotel room</text:p>
          </table:table-cell>
          <table:covered-table-cell table:style-name="ce33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 table:number-columns-spanned="2" table:number-rows-spanned="1">
            <text:p>Setup static site generator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3" office:value-type="string" calcext:value-type="string" table:number-columns-spanned="2" table:number-rows-spanned="1">
            <text:p>Template programming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Penetration test</text:p>
          </table:table-cell>
          <table:covered-table-cell table:style-name="ce34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5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5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21" office:value-type="string" calcext:value-type="string">
            <text:p>Net Total</text:p>
          </table:table-cell>
          <table:table-cell table:style-name="ce35" table:number-columns-repeated="2"/>
          <table:table-cell table:style-name="ce50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21" office:value-type="string" calcext:value-type="string">
            <text:p>Tax Breakdown</text:p>
          </table:table-cell>
          <table:table-cell table:style-name="ce35" table:number-columns-repeated="2"/>
          <table:table-cell table:style-name="ce50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15.24" calcext:value-type="currency">
            <text:p>15.24 €</text:p>
          </table:table-cell>
          <table:table-cell table:style-name="ce188" table:formula="of:=VLOOKUP([.B35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5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562.5" calcext:value-type="currency">
            <text:p>562.50 €</text:p>
          </table:table-cell>
          <table:table-cell table:style-name="ce188" table:formula="of:=VLOOKUP([.B36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6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7]; [Tax.$A$2:.$C$11];3; 0)" office:value-type="string" office:string-value="AE" calcext:value-type="string">
            <text:p>AE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8]; [.$J$23:.$J$26])" office:value-type="currency" office:currency="EUR" office:value="3315" calcext:value-type="currency">
            <text:p>3,315.00 €</text:p>
          </table:table-cell>
          <table:table-cell table:style-name="ce188" table:formula="of:=VLOOKUP([.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8]; [Tax.$A$2:.$C$11];3; 0)" office:value-type="string" office:string-value="Z" calcext:value-type="string">
            <text:p>Z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9]; [.$J$23:.$J$26])" office:value-type="currency" office:currency="EUR" office:value="0" calcext:value-type="currency">
            <text:p>0.00 €</text:p>
          </table:table-cell>
          <table:table-cell table:style-name="ce190" table:formula="of:=VLOOKUP([.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9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9]; [Tax.$A$2:.$C$11];3; 0)" office:value-type="string" office:string-value="K" calcext:value-type="string">
            <text:p>K</text:p>
          </table:table-cell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5:.J39])" office:value-type="currency" office:currency="EUR" office:value="53.68" calcext:value-type="currency">
            <text:p>53.68 €</text:p>
          </table:table-cell>
          <table:table-cell table:style-name="Default"/>
          <table:table-cell table:style-name="ce286" office:value-type="string" calcext:value-type="string">
            <text:p>Tax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31.39" calcext:value-type="currency">
            <text:p>24,931.3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6"/>
          <table:covered-table-cell table:style-name="ce44"/>
          <table:covered-table-cell table:style-name="ce85"/>
          <table:covered-table-cell table:style-name="ce103"/>
          <table:covered-table-cell table:style-name="ce125"/>
          <table:covered-table-cell table:style-name="ce147"/>
          <table:covered-table-cell table:style-name="ce195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6"/>
          <table:table-cell table:style-name="ce44"/>
          <table:table-cell table:style-name="ce85"/>
          <table:table-cell table:style-name="ce103"/>
          <table:table-cell table:style-name="ce125"/>
          <table:table-cell table:style-name="ce147"/>
          <table:table-cell table:style-name="ce195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6"/>
          <table:table-cell table:style-name="ce44"/>
          <table:table-cell table:style-name="ce85"/>
          <table:table-cell table:style-name="ce103"/>
          <table:table-cell table:style-name="ce125"/>
          <table:table-cell table:style-name="ce147"/>
          <table:table-cell table:style-name="ce195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llowanceAndCharge" table:style-name="ta1">
        <office:forms form:automatic-focus="false" form:apply-design-mode="false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style-name="ce291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3:31:50.132048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DT23H58M50S</meta:editing-duration>
    <meta:editing-cycles>72</meta:editing-cycles>
    <meta:generator>LibreOffice/7.6.4.1$MacOSX_X86_64 LibreOffice_project/e19e193f88cd6c0525a17fb7a176ed8e6a3e2aa1</meta:generator>
    <meta:initial-creator>Guido Flohr</meta:initial-creator>
    <dc:date>2024-10-18T11:20:51.075259753</dc:date>
    <meta:document-statistic meta:table-count="4" meta:cell-count="298" meta:object-count="0"/>
  </office:meta>
</office:document-meta>
</file>